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8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cm" svg:height="8.989cm" svg:x="20.73cm" svg:y="3.956cm">
            <draw:object draw:notify-on-update-of-ranges="Sheet1.A2:Sheet1.A16 Sheet1.F1:Sheet1.F1 Sheet1.F2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thod\Error</text:p>
          </table:table-cell>
          <table:table-cell table:style-name="Default" office:value-type="string" calcext:value-type="string">
            <text:p>Bit error rate(BER)</text:p>
          </table:table-cell>
          <table:table-cell office:value-type="string" calcext:value-type="string">
            <text:p>No of bit error</text:p>
          </table:table-cell>
          <table:table-cell office:value-type="string" calcext:value-type="string">
            <text:p>No of Bit</text:p>
          </table:table-cell>
          <table:table-cell office:value-type="string" calcext:value-type="string">
            <text:p>BER(%)</text:p>
          </table:table-cell>
          <table:table-cell office:value-type="string" calcext:value-type="string">
            <text:p>ber(%)</text:p>
          </table:table-cell>
        </table:table-row>
        <table:table-row table:style-name="ro1">
          <table:table-cell office:value-type="string" calcext:value-type="string">
            <text:p>2-DPSK</text:p>
          </table:table-cell>
          <table:table-cell table:formula="of:=[.C2]/[.D2]" office:value-type="float" office:value="0.0000031175957101883" calcext:value-type="float">
            <text:p>3.12E-06</text:p>
          </table:table-cell>
          <table:table-cell office:value-type="float" office:value="2" calcext:value-type="float">
            <text:p>2</text:p>
          </table:table-cell>
          <table:table-cell office:value-type="float" office:value="641520" calcext:value-type="float">
            <text:p>641520</text:p>
          </table:table-cell>
          <table:table-cell table:formula="of:=[.B2]*100" office:value-type="float" office:value="0.00031175957101883" calcext:value-type="float">
            <text:p>0.000311759571019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4-DPSK</text:p>
          </table:table-cell>
          <table:table-cell table:formula="of:=[.C3]/[.D3]" office:value-type="float" office:value="0.00569117096894875" calcext:value-type="float">
            <text:p>5.69E-03</text:p>
          </table:table-cell>
          <table:table-cell office:value-type="float" office:value="3651" calcext:value-type="float">
            <text:p>3651</text:p>
          </table:table-cell>
          <table:table-cell office:value-type="float" office:value="641520" calcext:value-type="float">
            <text:p>641520</text:p>
          </table:table-cell>
          <table:table-cell table:formula="of:=[.B3]*100" office:value-type="float" office:value="0.569117096894875" calcext:value-type="float">
            <text:p>0.5691170968948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8-DPSK</text:p>
          </table:table-cell>
          <table:table-cell table:formula="of:=[.C4]/[.D4]" office:value-type="float" office:value="0.100123145030552" calcext:value-type="float">
            <text:p>1.00E-01</text:p>
          </table:table-cell>
          <table:table-cell office:value-type="float" office:value="64231" calcext:value-type="float">
            <text:p>64231</text:p>
          </table:table-cell>
          <table:table-cell office:value-type="float" office:value="641520" calcext:value-type="float">
            <text:p>641520</text:p>
          </table:table-cell>
          <table:table-cell table:formula="of:=[.B4]*100" office:value-type="float" office:value="10.0123145030552" calcext:value-type="float">
            <text:p>10.0123145030552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2-FSK</text:p>
          </table:table-cell>
          <table:table-cell table:formula="of:=[.C5]/[.D5]" office:value-type="float" office:value="0.00000155879785509415" calcext:value-type="float">
            <text:p>1.56E-06</text:p>
          </table:table-cell>
          <table:table-cell office:value-type="float" office:value="1" calcext:value-type="float">
            <text:p>1</text:p>
          </table:table-cell>
          <table:table-cell office:value-type="float" office:value="641520" calcext:value-type="float">
            <text:p>641520</text:p>
          </table:table-cell>
          <table:table-cell table:formula="of:=[.B5]*100" office:value-type="float" office:value="0.000155879785509415" calcext:value-type="float">
            <text:p>0.00015587978550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4-FSK</text:p>
          </table:table-cell>
          <table:table-cell table:formula="of:=[.C6]/[.D6]" office:value-type="float" office:value="0.129596894874673" calcext:value-type="float">
            <text:p>1.30E-01</text:p>
          </table:table-cell>
          <table:table-cell office:value-type="float" office:value="83139" calcext:value-type="float">
            <text:p>83139</text:p>
          </table:table-cell>
          <table:table-cell office:value-type="float" office:value="641520" calcext:value-type="float">
            <text:p>641520</text:p>
          </table:table-cell>
          <table:table-cell table:formula="of:=[.B6]*100" office:value-type="float" office:value="12.9596894874673" calcext:value-type="float">
            <text:p>12.9596894874673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8-FSK</text:p>
          </table:table-cell>
          <table:table-cell table:formula="of:=[.C7]/[.D7]" office:value-type="float" office:value="0.215365070457663" calcext:value-type="float">
            <text:p>2.15E-01</text:p>
          </table:table-cell>
          <table:table-cell office:value-type="float" office:value="138161" calcext:value-type="float">
            <text:p>138161</text:p>
          </table:table-cell>
          <table:table-cell office:value-type="float" office:value="641520" calcext:value-type="float">
            <text:p>641520</text:p>
          </table:table-cell>
          <table:table-cell table:formula="of:=[.B7]*100" office:value-type="float" office:value="21.5365070457663" calcext:value-type="float">
            <text:p>21.5365070457663</text:p>
          </table:table-cell>
          <table:table-cell office:value-type="float" office:value="21.54" calcext:value-type="float">
            <text:p>21.54</text:p>
          </table:table-cell>
        </table:table-row>
        <table:table-row table:style-name="ro1">
          <table:table-cell office:value-type="string" calcext:value-type="string">
            <text:p>2-PAM</text:p>
          </table:table-cell>
          <table:table-cell table:formula="of:=[.C8]/[.D8]" office:value-type="float" office:value="0.00000155879785509415" calcext:value-type="float">
            <text:p>1.56E-06</text:p>
          </table:table-cell>
          <table:table-cell office:value-type="float" office:value="1" calcext:value-type="float">
            <text:p>1</text:p>
          </table:table-cell>
          <table:table-cell office:value-type="float" office:value="641520" calcext:value-type="float">
            <text:p>641520</text:p>
          </table:table-cell>
          <table:table-cell table:formula="of:=[.B8]*100" office:value-type="float" office:value="0.000155879785509415" calcext:value-type="float">
            <text:p>0.00015587978550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4-PAM</text:p>
          </table:table-cell>
          <table:table-cell table:formula="of:=[.C9]/[.D9]" office:value-type="float" office:value="0.0133682504052874" calcext:value-type="float">
            <text:p>1.34E-02</text:p>
          </table:table-cell>
          <table:table-cell office:value-type="float" office:value="8576" calcext:value-type="float">
            <text:p>8576</text:p>
          </table:table-cell>
          <table:table-cell office:value-type="float" office:value="641520" calcext:value-type="float">
            <text:p>641520</text:p>
          </table:table-cell>
          <table:table-cell table:formula="of:=[.B9]*100" office:value-type="float" office:value="1.33682504052874" calcext:value-type="float">
            <text:p>1.33682504052874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8-PAM</text:p>
          </table:table-cell>
          <table:table-cell table:formula="of:=[.C10]/[.D10]" office:value-type="float" office:value="0.126024130190797" calcext:value-type="float">
            <text:p>1.26E-01</text:p>
          </table:table-cell>
          <table:table-cell office:value-type="float" office:value="80847" calcext:value-type="float">
            <text:p>80847</text:p>
          </table:table-cell>
          <table:table-cell office:value-type="float" office:value="641520" calcext:value-type="float">
            <text:p>641520</text:p>
          </table:table-cell>
          <table:table-cell table:formula="of:=[.B10]*100" office:value-type="float" office:value="12.6024130190797" calcext:value-type="float">
            <text:p>12.602413019079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2-PSK</text:p>
          </table:table-cell>
          <table:table-cell table:formula="of:=[.C11]/[.D11]" office:value-type="float" office:value="0.00000155879785509415" calcext:value-type="float">
            <text:p>1.56E-06</text:p>
          </table:table-cell>
          <table:table-cell office:value-type="float" office:value="1" calcext:value-type="float">
            <text:p>1</text:p>
          </table:table-cell>
          <table:table-cell office:value-type="float" office:value="641520" calcext:value-type="float">
            <text:p>641520</text:p>
          </table:table-cell>
          <table:table-cell table:formula="of:=[.B11]*100" office:value-type="float" office:value="0.000155879785509415" calcext:value-type="float">
            <text:p>0.00015587978550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4-PSK</text:p>
          </table:table-cell>
          <table:table-cell table:formula="of:=[.C12]/[.D12]" office:value-type="float" office:value="0.000313318368873924" calcext:value-type="float">
            <text:p>3.13E-04</text:p>
          </table:table-cell>
          <table:table-cell office:value-type="float" office:value="201" calcext:value-type="float">
            <text:p>201</text:p>
          </table:table-cell>
          <table:table-cell office:value-type="float" office:value="641520" calcext:value-type="float">
            <text:p>641520</text:p>
          </table:table-cell>
          <table:table-cell table:formula="of:=[.B12]*100" office:value-type="float" office:value="0.0313318368873924" calcext:value-type="float">
            <text:p>0.03133183688739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8-PSK</text:p>
          </table:table-cell>
          <table:table-cell table:formula="of:=[.C13]/[.D13]" office:value-type="float" office:value="0.0324448185559297" calcext:value-type="float">
            <text:p>3.24E-02</text:p>
          </table:table-cell>
          <table:table-cell office:value-type="float" office:value="20814" calcext:value-type="float">
            <text:p>20814</text:p>
          </table:table-cell>
          <table:table-cell office:value-type="float" office:value="641520" calcext:value-type="float">
            <text:p>641520</text:p>
          </table:table-cell>
          <table:table-cell table:formula="of:=[.B13]*100" office:value-type="float" office:value="3.24448185559297" calcext:value-type="float">
            <text:p>3.2444818555929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2-QAM</text:p>
          </table:table-cell>
          <table:table-cell table:formula="of:=[.C14]/[.D14]" office:value-type="float" office:value="0.000176144157625639" calcext:value-type="float">
            <text:p>1.76E-04</text:p>
          </table:table-cell>
          <table:table-cell office:value-type="float" office:value="113" calcext:value-type="float">
            <text:p>113</text:p>
          </table:table-cell>
          <table:table-cell office:value-type="float" office:value="641520" calcext:value-type="float">
            <text:p>641520</text:p>
          </table:table-cell>
          <table:table-cell table:formula="of:=[.B14]*100" office:value-type="float" office:value="0.0176144157625639" calcext:value-type="float">
            <text:p>0.01761441576256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4-QAM</text:p>
          </table:table-cell>
          <table:table-cell table:formula="of:=[.C15]/[.D15]" office:value-type="float" office:value="0.000197967327596957" calcext:value-type="float">
            <text:p>1.98E-04</text:p>
          </table:table-cell>
          <table:table-cell office:value-type="float" office:value="127" calcext:value-type="float">
            <text:p>127</text:p>
          </table:table-cell>
          <table:table-cell office:value-type="float" office:value="641520" calcext:value-type="float">
            <text:p>641520</text:p>
          </table:table-cell>
          <table:table-cell table:formula="of:=[.B15]*100" office:value-type="float" office:value="0.0197967327596957" calcext:value-type="float">
            <text:p>0.01979673275969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8-QAM</text:p>
          </table:table-cell>
          <table:table-cell table:formula="of:=[.C16]/[.D16]" office:value-type="float" office:value="0.0180056740241925" calcext:value-type="float">
            <text:p>1.80E-02</text:p>
          </table:table-cell>
          <table:table-cell office:value-type="float" office:value="11551" calcext:value-type="float">
            <text:p>11551</text:p>
          </table:table-cell>
          <table:table-cell office:value-type="float" office:value="641520" calcext:value-type="float">
            <text:p>641520</text:p>
          </table:table-cell>
          <table:table-cell table:formula="of:=[.B16]*100" office:value-type="float" office:value="1.80056740241925" calcext:value-type="float">
            <text:p>1.80056740241925</text:p>
          </table:table-cell>
          <table:table-cell office:value-type="float" office:value="1.8" calcext:value-type="float">
            <text:p>1.8</text:p>
          </table:table-cell>
        </table:table-row>
      </table:table>
      <table:named-expressions/>
      <table:database-ranges>
        <table:database-range table:name="__Anonymous_Sheet_DB__0" table:target-range-address="Sheet1.A1:Sheet1.E1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7:00:53.8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4-24T10:41:41.573000000</dc:date>
    <meta:editing-duration>PT1H14M29S</meta:editing-duration>
    <meta:editing-cycles>7</meta:editing-cycles>
    <meta:document-statistic meta:table-count="1" meta:cell-count="9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cm" xlink:href=".." xlink:type="simple" chart:class="chart:bar" chart:style-name="ch1">
        <chart:title svg:x="6.615cm" svg:y="0.315cm" chart:style-name="ch2">
          <text:p>Bit Error rate</text:p>
        </chart:title>
        <chart:subtitle svg:x="6.776cm" svg:y="1.299cm" chart:style-name="ch3">
          <text:p>in percentage</text:p>
        </chart:subtitle>
        <chart:legend chart:legend-position="end" svg:x="13.506cm" svg:y="2.306cm" style:legend-expansion="custom" chartooo:width="1.625cm" chartooo:height="0.604cm" style:legend-expansion-aspect-ratio="2.69039735099338" chart:style-name="ch4"/>
        <chart:plot-area chart:style-name="ch5" table:cell-range-address="Sheet1.A2:Sheet1.A16 Sheet1.F1:Sheet1.F16" chart:data-source-has-labels="both" svg:x="1.334cm" svg:y="1.932cm" svg:width="14.197cm" svg:height="5.704cm">
          <chartooo:coordinate-region svg:x="1.966cm" svg:y="2.134cm" svg:width="13.565cm" svg:height="4.069cm"/>
          <chart:axis chart:dimension="x" chart:name="primary-x" chart:style-name="ch6" chartooo:axis-type="auto">
            <chartooo:date-scale/>
            <chart:title svg:x="7.867cm" svg:y="7.815cm" chart:style-name="ch7">
              <text:p>Method</text:p>
            </chart:title>
            <chart:categories table:cell-range-address="Sheet1.A2:Sheet1.A16"/>
          </chart:axis>
          <chart:axis chart:dimension="y" chart:name="primary-y" chart:style-name="ch8">
            <chart:title svg:x="0.464cm" svg:y="5.413cm" chart:style-name="ch9">
              <text:p>BER(%)</text:p>
            </chart:title>
            <chart:grid chart:style-name="ch10" chart:class="major"/>
          </chart:axis>
          <chart:series chart:style-name="ch11" chart:values-cell-range-address="Sheet1.F2:Sheet1.F16" chart:label-cell-address="Sheet1.F1:Sheet1.F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r(%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-DPSK</text:p>
                <draw:g>
                  <svg:desc>Sheet1.A2:Sheet1.A16</svg:desc>
                </draw:g>
              </table:table-cell>
              <table:table-cell office:value-type="float" office:value="0.0003">
                <text:p>0.0003</text:p>
                <draw:g>
                  <svg:desc>Sheet1.F2:Sheet1.F16</svg:desc>
                </draw:g>
              </table:table-cell>
            </table:table-row>
            <table:table-row>
              <table:table-cell office:value-type="string">
                <text:p>4-DPSK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-DPSK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-FSK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-FSK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8-FSK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2-PAM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-PAM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-PAM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-PSK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-PSK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-PSK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-QAM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-QAM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-QAM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